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f398" officeooo:paragraph-rsid="0010f3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====================================================</text:p>
      <text:p text:style-name="P1">Max depletion voltage in order of increasing frequency (irradiated)...</text:p>
      <text:p text:style-name="P1"><text:s/></text:p>
      <text:p text:style-name="P1">Max Depletion Voltage 1 = -46.7674 +/- 4.18047 V</text:p>
      <text:p text:style-name="P1">Max Depletion Voltage 2 = -42.5065 +/- 2.1908 V</text:p>
      <text:p text:style-name="P1">Max Depletion Voltage 3 = -38.9521 +/- 3.45567 V</text:p>
      <text:p text:style-name="P1">Max Depletion Voltage 4 = -41.3857 +/- 13.4872 V</text:p>
      <text:p text:style-name="P1">Max Depletion Voltage 5 = -45.6223 +/- 1.65061 V</text:p>
      <text:p text:style-name="P1"><text:s/></text:p>
      <text:p text:style-name="P1">=======================================================================</text:p>
      <text:p text:style-name="P1">Max Depletion Voltage (Irradiated, 10kHz) = -42.5065 +/- 2.1908 V</text:p>
      <text:p text:style-name="P1">Average Max Depletion Voltage (Irradiated) = -43.0468 +/- 2.95869 V</text:p>
      <text:p text:style-name="P1">=======================================================================</text:p>
      <text:p text:style-name="P1">=======================================================================</text:p>
      <text:p text:style-name="P1">Max depletion voltage in order of increasing frequency (non-irradiated)...</text:p>
      <text:p text:style-name="P1"><text:s/></text:p>
      <text:p text:style-name="P1">Max Depletion Voltage 1 = -94.0965 +/- 7.88563 V</text:p>
      <text:p text:style-name="P1">Max Depletion Voltage 2 = -97.1892 +/- 3.95294 V</text:p>
      <text:p text:style-name="P1">Max Depletion Voltage 3 = -95.6919 +/- 5.12035 V</text:p>
      <text:p text:style-name="P1">Max Depletion Voltage 4 = -100.24 +/- 4.48696 V</text:p>
      <text:p text:style-name="P1">Max Depletion Voltage 5 = -98.5378 +/- 6.54985 V</text:p>
      <text:p text:style-name="P1"><text:s/></text:p>
      <text:p text:style-name="P1">=======================================================================</text:p>
      <text:p text:style-name="P1">Max Depletion Voltage (Non-Irradiated, 10kHz) = -97.1892 +/- 3.95294 V</text:p>
      <text:p text:style-name="P1">Average Max Depletion Voltage (Non-Irradiated) = -97.1511 +/- 2.58504 V</text:p>
      <text:p text:style-name="P1">=============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1:03:47.256204741</meta:creation-date>
    <dc:date>2018-02-13T11:04:05.846627962</dc:date>
    <meta:editing-duration>PT20S</meta:editing-duration>
    <meta:editing-cycles>1</meta:editing-cycles>
    <meta:document-statistic meta:table-count="0" meta:image-count="0" meta:object-count="0" meta:page-count="1" meta:paragraph-count="26" meta:word-count="154" meta:character-count="1325" meta:non-whitespace-character-count="1189"/>
    <meta:generator>LibreOffice/5.3.6.1$Linux_X86_64 LibreOffice_project/30$Build-1</meta:generator>
  </office:meta>
</office:document-meta>
</file>